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ccess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MatchingCacheElements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ensure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Access.getAccess( String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remove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Access( String region , ICompositeCacheAttributes i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re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fineRegion( String name ,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setDefaul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fineReg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putSaf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Access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( Object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ccess.resetElementAttributes( Object name , IElement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Access.getDefaul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Matching(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eAccess.CacheAccess( CompositeCache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put( Object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put( Object key , Object val , IElement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cheAccess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ccess.getCacheElements( Set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CacheElement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freeMemoryElements( int numberToF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Access.getElementAttributes( Object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Access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stroy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fineRegion( String name , ICompositeCacheAttributes cattr ,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